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3" style:family="table-cell" style:parent-style-name="Default" style:data-style-name="N0">
      <style:text-properties style:font-name="Liberation Serif" style:font-name-asian="Liberation Serif" style:font-name-complex="Liberation Serif" fo:font-size="10pt" style:font-size-asian="10pt" style:font-size-complex="10pt"/>
    </style:style>
    <style:style style:name="ce4" style:family="table-cell" style:parent-style-name="Default" style:data-style-name="N0">
      <style:table-cell-properties fo:background-color="transparent"/>
      <style:text-properties style:font-name="Liberation Serif" style:font-name-asian="Liberation Serif" style:font-name-complex="Liberation Serif" fo:font-size="10pt" style:font-size-asian="10pt" style:font-size-complex="10pt"/>
    </style:style>
    <style:style style:name="co1" style:family="table-column">
      <style:table-column-properties fo:break-before="auto" style:column-width="1.71979166666667cm"/>
    </style:style>
    <style:style style:name="co2" style:family="table-column">
      <style:table-column-properties fo:break-before="auto" style:column-width="8.41375cm"/>
    </style:style>
    <style:style style:name="co3" style:family="table-column">
      <style:table-column-properties fo:break-before="auto" style:column-width="2.24895833333333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tep3-studies-abstract-reading" table:style-name="ta1">
        <table:table-column table:style-name="co1" table:default-cell-style-name="ce1"/>
        <table:table-column table:style-name="co2" table:number-columns-repeated="2" table:default-cell-style-name="ce1"/>
        <table:table-column table:style-name="co3" table:default-cell-style-name="ce1"/>
        <table:table-column table:style-name="co1" table:number-columns-repeated="16380" table:default-cell-style-name="ce1"/>
        <table:table-row table:style-name="ro1">
          <table:table-cell office:value-type="string" table:style-name="ce1">
            <text:p>Status</text:p>
          </table:table-cell>
          <table:table-cell office:value-type="string" table:style-name="ce1">
            <text:p>Title</text:p>
          </table:table-cell>
          <table:table-cell office:value-type="string" table:style-name="ce1">
            <text:p>Abstract</text:p>
          </table:table-cell>
          <table:table-cell office:value-type="string" table:style-name="ce1">
            <text:p>Authors</text:p>
          </table:table-cell>
          <table:table-cell office:value-type="string" table:style-name="ce1">
            <text:p>Year</text:p>
          </table:table-cell>
          <table:table-cell table:number-columns-repeated="16379"/>
        </table:table-row>
        <table:table-row table:style-name="ro1">
          <table:table-cell office:value-type="string" table:style-name="ce2">
            <text:p>ACCEPTED</text:p>
          </table:table-cell>
          <table:table-cell office:value-type="string" table:style-name="ce1">
            <text:p>A cloud-based framework for machine learning workloads and applications</text:p>
          </table:table-cell>
          <table:table-cell office:value-type="string" table:style-name="ce1">
            <text:p>In this paper we propose a distributed architecture to provide machine learning practitioners with a set of tools and cloud services that cover the whole machine learning development cycle: ranging from the models creation, training, validation and testing to the models serving as a service, sharing and publication. In such respect, the DEEP-Hybrid-DataCloud framework allows transparent access to existing e-Infrastructures, effectively exploiting distributed resources for the most compute-intensive tasks coming from the machine learning development cycle. Moreover, it provides scientists with a set of Cloud-oriented services to make their models publicly available, by adopting a serverless architecture and a DevOps approach, allowing an easy share, publish and deploy of the developed models. © 2013 IEEE.</text:p>
          </table:table-cell>
          <table:table-cell office:value-type="string" table:style-name="ce1">
            <text:p>Lopez Garcia A., Tran V., Alic A.S., Caballer M., Plasencia I.C., Costantini A., Dlugolinsky S., Duma D.C., Donvito G., Gomes J., Heredia Cacha I., De Lucas J.M., Ito K., Kozlov V.Y., Nguyen G., Orviz Fernandez P., Sustr Z., Wolniewicz P., Antonacci M., Zu Castell W., David M., Hardt M., Lloret Iglesias L., Molto G., Plociennik M.</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A serverless gateway for event-driven machine learning inference in multiple clouds</text:p>
          </table:table-cell>
          <table:table-cell office:value-type="string" table:style-name="ce1">
            <text:p>Serverless computing and, in particular, the functions as a service model has become a convincing paradigm for the development and implementation of highly scalable applications in the cloud. This is due to the transparent management of three key functionalities: triggering of functions due to events, automatic provisioning and scalability of resources, and fine-grained pay-per-use. This article presents a serverless web-based scientific gateway to execute the inference phase of previously trained machine learning and artificial intelligence models. The execution of the models is performed both in Amazon Web Services and in on-premises clouds with the OSCAR framework for serverless scientific computing. In both cases, the computing infrastructure grows elastically according to the demand adopting scale-to-zero approaches to minimize costs. The web interface provides an improved user experience by simplifying the use of the models. The usage of machine learning in a computing platform that can use both on-premises clouds and public clouds constitutes a step forward in the adoption of serverless computing for scientific applications. © 2021 John Wiley &amp; Sons, Ltd.</text:p>
          </table:table-cell>
          <table:table-cell office:value-type="string" table:style-name="ce1">
            <text:p>Naranjo D.M., Risco S., Moltó G., Blanquer I.</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AMPS-Inf: Automatic Model Partitioning for Serverless Inference with Cost Efficiency</text:p>
          </table:table-cell>
          <table:table-cell office:value-type="string" table:style-name="ce1">
            <text:p>The salient pay-per-use nature of serverless computing has driven its continuous penetration as an alternative computing paradigm for various workloads. Yet, challenges arise and remain open when shifting machine learning workloads to the serverless environment. Specifically, the restriction on the deployment size over serverless platforms combining with the complexity of neural network models makes it difficult to deploy large models in a single serverless function. In this paper, we aim to fully exploit the advantages of the serverless computing paradigm for machine learning workloads targeting at mitigating management and overall cost while meeting the response-time Service Level Objective (SLO). We design and implement AMPS-Inf, an autonomous framework customized for model inferencing in serverless computing. Driven by the cost-efficiency and timely-response, our proposed AMPS-Inf automatically generates the optimal execution and resource provisioning plans for inference workloads. The core of AMPS-Inf relies on the formulation and solution of a Mixed-Integer Quadratic Programming problem for model partitioning and resource provisioning with the objective of minimizing cost without violating response time SLO. We deploy AMPS-Inf on the AWS Lambda platform, evaluate with the state-of-the-art pre-trained models in Keras including ResNet50, Inception-V3 and Xception, and compare with Amazon SageMaker and three baselines. Experimental results demonstrate that AMPS-Inf achieves up to 98% cost saving without degrading response time performance. © 2021 ACM.</text:p>
          </table:table-cell>
          <table:table-cell office:value-type="string" table:style-name="ce1">
            <text:p>Jarachanthan J., Chen L., Xu F., Li B.</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Automatic Hyperparameter Optimization for Arbitrary Neural Networks in Serverless AWS Cloud</text:p>
          </table:table-cell>
          <table:table-cell office:value-type="string" table:style-name="ce1">
            <text:p>Deep Neural Networks are the most efficient method to solve many challenging problems. The importance of the subject can be demonstrated by the fact that the 2019 Turing Award was given to the godfathers of AI (and Neural Networks) Yoshua Bengio, Geoffrey Hinton, and Yann LeCun. In spite of the numerous advancements in the field, most of the models are being tuned manually. Accurate models became especially important during the novel coronavirus pandemic.Many day-to-day decisions depend on the model predictions affecting billions of people. We implemented a flexible automatic real-time hyperparameter tuning approach for arbitrary DNN models written in Python and Keras without manual steps. All of the existing tuning libraries require manual steps (like hyperopt, Scikit-Optimize or SageMaker). We provide an innovative methodology to automate hyper-parameter tuning for an arbitrary Neural Network model source code, utilizing Serverless Cloud and implementing revolutionary microservices, security, interoperability and orchestration. Our methodology can be used in numerous applications, including Information and Communication Systems. © 2021 IEEE.</text:p>
          </table:table-cell>
          <table:table-cell office:value-type="string" table:style-name="ce1">
            <text:p>Kaplunovich A., Yesha Y.</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Automatic Tuning of Hyperparameters for Neural Networks in Serverless Cloud</text:p>
          </table:table-cell>
          <table:table-cell office:value-type="string" table:style-name="ce1">
            <text:p>Deep Neural Networks are used to solve the most challenging world problems. In spite of the numerous advancements in the field, most of the models are being tuned manually. Experienced Data Scientists have to manually optimize hyperparameters, such as dropout rate, learning rate or number of neurons for Big Data applications. We have implemented a flexible automatic real-time hyperparameter tuning methodology. It works for arbitrary models written in Python and Keras. We also utilized state of the art Cloud services such as trigger based serverless computing (Lambda), and advanced GPU instances to implement automation, reliability and scalability.The existing tuning libraries, such as hyperopt, Scikit-Optimize or SageMaker, require developers to provide a list of hyperparameters and the range of their values manually. Our novel approach detects potential hyperparameters automatically from the source code, updates the original model to tune the parameters, runs the evaluation in the Cloud on spot instances, finds the optimal hyperparameters, and saves the results in the No-SQL database. The methodology can be applied to numerous Big Data Machine Learning systems. © 2020 IEEE.</text:p>
          </table:table-cell>
          <table:table-cell office:value-type="string" table:style-name="ce1">
            <text:p>Kaplunovich A., Yesha Y.</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BARISTA: Efficient and scalable serverless serving system for deep learning prediction services</text:p>
          </table:table-cell>
          <table:table-cell office:value-type="string" table:style-name="ce1">
            <text:p>Pre-trained deep learning models are increasingly being used to offer a variety of compute-intensive predictive analytics services such as fitness tracking, speech, and image recognition. The stateless and highly parallelizable nature of deep learning models makes them well-suited for serverless computing paradigm. However, making effective resource management decisions for these services is a hard problem due to the dynamic workloads and diverse set of available resource configurations that have different deployment and management costs. To address these challenges, we present a distributed and scalable deep-learning prediction serving system called Barista and make the following contributions. First, we present a fast and effective methodology for forecasting workloads by identifying various trends. Second, we formulate an optimization problem to minimize the total cost incurred while ensuring bounded prediction latency with reasonable accuracy. Third, we propose an efficient heuristic to identify suitable compute resource configurations. Fourth, we propose an intelligent agent to allocate and manage the compute resources by horizontal and vertical scaling to maintain the required prediction latency. Finally, using representative real-world workloads for an urban transportation service, we demonstrate and validate the capabilities of Barista. © 2019 IEEE.</text:p>
          </table:table-cell>
          <table:table-cell office:value-type="string" table:style-name="ce1">
            <text:p>Bhattacharjee A., Chhokra A.D., Kang Z., Sun H., Gokhale A., Karsai G.</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Batch: Machine learning inference serving on serverless platforms with adaptive batching</text:p>
          </table:table-cell>
          <table:table-cell office:value-type="string" table:style-name="ce1">
            <text:p>Serverless computing is a new pay-per-use cloud service paradigm that automates resource scaling for stateless functions and can potentially facilitate bursty machine learning serving. Batching is critical for latency performance and cost-effectiveness of machine learning inference, but unfortunately it is not supported by existing serverless platforms due to their stateless design. Our experiments show that without batching, machine learning serving cannot reap the benefits of serverless computing. In this paper, we present BATCH, a framework for supporting efficient machine learning serving on serverless platforms. BATCH uses an optimizer to provide inference tail latency guarantees and cost optimization and to enable adaptive batching support. We prototype BATCH atop of AWS Lambda and popular machine learning inference systems. The evaluation verifies the accuracy of the analytic optimizer and demonstrates performance and cost advantages over the state-of-the-art method MArk and the state-of-the-practice tool SageMaker. © 2020 IEEE.</text:p>
          </table:table-cell>
          <table:table-cell office:value-type="string" table:style-name="ce1">
            <text:p>Ali A., Pinciroli R., Yan F., Smirni E.</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Behavior analysis using serverless machine learning</text:p>
          </table:table-cell>
          <table:table-cell office:value-type="string" table:style-name="ce1">
            <text:p>This paper supplies a route for using the Watson Machine Learning API on IBM Cloud to carry out serverless data analytics using machine learning as a service. Transforming the large amount of data produced by an organization into intelligence can be done using advanced analytics methods such as using a modified Mahalanobis Distance algorithm for synthesis of correlation data under the purview of machine learning. Further refinement of correlation data is done using a Multivariate Reliability Classifier model. The consumption of this advanced analytics service can be done in a serverless manner where the developer only must be concerned with how the data is analyzed, i.e., scoring, batch or stream models with a continuous learning system without the outlay of hardware upon which to train those models. This paper examines the usage of such serverless AI systems in the scope of user behavior analysis over varied demographics. © 2019 Bharati Vidyapeeth, New Delhi. Copy Right in Bulk will be transferred to IEEE by Bharati Vidyapeeth.</text:p>
          </table:table-cell>
          <table:table-cell office:value-type="string" table:style-name="ce1">
            <text:p>Damkevala D., Lunavara R., Kosamkar M., Jayachandran S.</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Cirrus: A Serverless Framework for End-To-end ML Workflows</text:p>
          </table:table-cell>
          <table:table-cell office:value-type="string" table:style-name="ce1">
            <text:p>Machine learning (ML) workflows are extremely complex. The typical workflow consists of distinct stages of user interaction, such as preprocessing, training, and tuning, that are repeatedly executed by users but have heterogeneous computational requirements. This complexity makes it challenging for ML users to correctly provision and manage resources and, in practice, constitutes a significant burden that frequently causes over-provisioning and impairs user productivity. Serverless computing is a compelling model to address the resource management problem, in general, but there are numerous challenges to adopt it for existing ML frameworks due to significant restrictions on local resources. This work proposes Cirrus-An ML framework that automates the end-To-end management of datacenter resources for ML workflows by efficiently taking advantage of serverless infrastructures. Cirrus combines the simplicity of the serverless interface and the scalability of the serverless infrastructure (AWS Lambdas and S3) to minimize user effort. We show a design specialized for both serverless computation and iterative ML training is needed for robust and efficient ML training on serverless infrastructure. Our evaluation shows that Cirrus outperforms frameworks specialized along a single dimension: Cirrus is 100x faster than a general purpose serverless system [36] and 3.75x faster than specialized ML frameworks for traditional infrastructures [49]. © 2019 ACM.</text:p>
          </table:table-cell>
          <table:table-cell office:value-type="string" table:style-name="ce1">
            <text:p>Carreira J., Fonseca P., Tumanov A., Zhang A., Katz R.</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Cross-Platform Performance Evaluation of Stateful Serverless Workflows</text:p>
          </table:table-cell>
          <table:table-cell office:value-type="string" table:style-name="ce1">
            <text:p>Serverless computing, with its inherent event-driven design along with instantaneous scalability due to cloud-provider managed infrastructure, is starting to become a de-facto model for deploying latency critical user-interactive services. However, as much as they are suitable for event-driven services, their stateless nature is a major impediment for deploying long-running stateful applications. While commercial cloud providers offer a variety of solutions that club serverless functions along with intermediate storage to maintain application state, they are still far from optimized for deploying stateful applications at scale. More specifically, factors such as storage latency and scalability, network bandwidth, and deployment costs play a crucial role in determining whether current serverless applications are suitable for stateful workloads. In this paper, we evaluate the two widely-used stateful server-less offerings, Azure Durable functions and AWS Step functions, to quantify their effectiveness for implementing complex stateful workflows. We conduct a detailed measurement-driven characterization study with two real-world use cases, machine learning pipelines (inference and training) and video analytics, in order to characterize the different performance latency and cost tradeoffs. We observe from our experiments that AWS is suitable for workloads with higher degree of parallelism, while Azure durable entities offer a simplified framework that enables quicker application development. Overall, AWS is 89% more expensive than Azure for machine learning training application while Azure is 2× faster than AWS for the machine learning inference application. Our results indicate that Azure durable is extremely inefficient in implementing parallel processing. Furthermore, we summarize the key findings from our characterization, which we believe to be insightful for any cloud tenant who has the problem of choosing an appropriate cloud vendor and offering, when deploving stateful workloads on serverless platforms, © 2021 IEEE.</text:p>
          </table:table-cell>
          <table:table-cell office:value-type="string" table:style-name="ce1">
            <text:p>Shahidi N., Gunasekaran J.R., Kandemir M.T.</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Distributed double machine learning with a serverless architecture</text:p>
          </table:table-cell>
          <table:table-cell office:value-type="string" table:style-name="ce1">
            <text:p>This paper explores serverless cloud computing for double machine learning. Being based on repeated cross-fitting, double machine learning is particularly well suited to exploit the high level of parallelism achievable with serverless computing. It allows to get fast on-demand estimations without additional cloud maintenance effort. We provide a prototype Python implementation DoubleML-Serverless for the estimation of double machine learning models with the serverless computing platform AWS Lambda and demonstrate its utility with a case study analyzing estimation times and costs. © 2021 Copyright held by the owner/author(s).</text:p>
          </table:table-cell>
          <table:table-cell office:value-type="string" table:style-name="ce1">
            <text:p>Kurz M.S.</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Distributed Machine Learning with a Serverless Architecture</text:p>
          </table:table-cell>
          <table:table-cell office:value-type="string" table:style-name="ce1">
            <text:p>The need to scale up machine learning, in the presence of a rapid growth of data both in volume and in variety, has sparked broad interests to develop distributed machine learning systems, typically based on parameter servers. However, since these systems are based on a dedicated cluster of physical or virtual machines, they have posed non-trivial cluster management overhead to machine learning practitioners and data scientists. In addition, there exists an inherent mismatch between the dynamically varying resource demands during a model training job and the inflexible resource provisioning model of current cluster-based systems.In this paper, we propose SIREN, an asynchronous distributed machine learning framework based on the emerging serverless architecture, with which stateless functions can be executed in the cloud without the complexity of building and maintaining virtual machine infrastructures. With SIREN, we are able to achieve a higher level of parallelism and elasticity by using a swarm of stateless functions, each working on a different batch of data, while greatly reducing system configuration overhead. Furthermore, we propose a scheduler based on Deep Reinforcement Learning to dynamically control the number and memory size of the stateless functions that should be used in each training epoch. The scheduler learns from the training process itself, in pursuit for the minimum possible training time given a cost. With our real-world prototype implementation on AWS Lambda, extensive experimental results have shown that SIREN can reduce model training time by up to 44%, as compared to traditional machine learning training benchmarks on AWS EC2 at the same cost. © 2019 IEEE.</text:p>
          </table:table-cell>
          <table:table-cell office:value-type="string" table:style-name="ce1">
            <text:p>Wang H., Niu D., Li B.</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Dorylus: Affordable, scalable, and accurate GNN training with distributed CPU servers and serverless threads</text:p>
          </table:table-cell>
          <table:table-cell office:value-type="string" table:style-name="ce1">
            <text:p>A graph neural network (GNN) enables deep learning on structured graph data. There are two major GNN training obstacles: 1) it relies on high-end servers with many GPUs which are expensive to purchase and maintain, and 2) limited memory on GPUs cannot scale to today’s billion-edge graphs. This paper presents Dorylus: a distributed system for training GNNs. Uniquely, Dorylus can take advantage of serverless computing to increase scalability at a low cost. The key insight guiding our design is computation separation. Computation separation makes it possible to construct a deep, bounded-asynchronous pipeline where graph and tensor parallel tasks can fully overlap, effectively hiding the network latency incurred by Lambdas. With the help of thousands of Lambda threads, Dorylus scales GNN training to billion-edge graphs. Currently, for large graphs, CPU servers offer the best performance per dollar over GPU servers. Just using Lambdas on top of Dorylus offers up to 2.75× more performance-per-dollar than CPU-only servers. Concretely, Dorylus is 1.22× faster and 4.83× cheaper than GPU servers for massive sparse graphs. Dorylus is up to 3.8× faster and 10.7× cheaper compared to existing sampling-based systems. © 2021 by The USENIX Association. All rights reserved.</text:p>
          </table:table-cell>
          <table:table-cell office:value-type="string" table:style-name="ce1">
            <text:p>Thorpe J., Qiao Y., Eyolfson J., Teng S., Hu G., Jia Z., Wei J., Vora K., Netravali R., Kim M., Xu G.H.</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Enabling Cost-Effective, SLO-Aware Machine Learning Inference Serving on Public Cloud</text:p>
          </table:table-cell>
          <table:table-cell office:value-type="string" table:style-name="ce1">
            <text:p>The remarkable advances of Machine Learning (ML) have spurred an increasing demand for ML-as-a-Service on publiccloud: developers train and publish ML models as online services to provide low-latency inference for dynamic queries. The primarychallenge of ML model serving is to meet the response-time Service-Level Objectives (SLOs) of inference workloads while minimizingserving cost. In this paper, we proposes MArk (Model Ark), a general-purpose inference serving system, to tackle the dual challenge ofSLO compliance and cost effectiveness. MArk employs three design choices tailored to inference workload. First, MArk dynamicallybatches requests and opportunistically serves them using expensive hardware accelerators (e.g., GPU) for improved performance-costratio. Second, instead of relying on feedback control scaling or over-provisioning to serve dynamic workload, which can be too slow ortoo expensive, MArk employs predictive autoscaling to hide the provisioning latency at low cost. Third, given the stateless nature ofinference serving, MArk exploits the flexible, yet costly serverless instances to cover occasional load spikes that are hard to predict. Weevaluated the performance of MArk using several state-of-the-art ML models trained in TensorFlow, MXNet, and Keras. Compared withthe premier industrial ML serving platform SageMaker, MArk reduces the serving cost up to 7.8while achieving even better latencyperformance. IEEE</text:p>
          </table:table-cell>
          <table:table-cell office:value-type="string" table:style-name="ce1">
            <text:p>Zhang C., Yu M., wang W., Yan F.</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Exploring Serverless Computing for Neural Network Training</text:p>
          </table:table-cell>
          <table:table-cell office:value-type="string" table:style-name="ce1">
            <text:p>Serverless or functions as a service runtimes have shown significant benefits to efficiency and cost for event-driven cloud applications. Although serverless runtimes are limited to applications requiring lightweight computation and memory, such as machine learning prediction and inference, they have shown improvements on these applications beyond other cloud runtimes. Training deep learning can be both compute and memory intensive. We investigate the use of serverless runtimes while leveraging data parallelism for large models, show the challenges and limitations due to the tightly coupled nature of such models, and propose modifications to the underlying runtime implementations that would mitigate them. For hyperparameter optimization of smaller deep learning models, we show that serverless runtimes can provide significant benefit. © 2018 IEEE.</text:p>
          </table:table-cell>
          <table:table-cell office:value-type="string" table:style-name="ce1">
            <text:p>Feng L., Kudva P., Da Silva D., Hu J.</text:p>
          </table:table-cell>
          <table:table-cell office:value-type="float" office:value="2018" table:style-name="ce1">
            <text:p>2018</text:p>
          </table:table-cell>
          <table:table-cell table:number-columns-repeated="16379"/>
        </table:table-row>
        <table:table-row table:style-name="ro1">
          <table:table-cell office:value-type="string" table:style-name="ce3">
            <text:p>ACCEPTED</text:p>
          </table:table-cell>
          <table:table-cell office:value-type="string" table:style-name="ce1">
            <text:p>FAASM: Lightweight isolation for efficient stateful serverless computing</text:p>
          </table:table-cell>
          <table:table-cell office:value-type="string" table:style-name="ce1">
            <text:p>Serverless computing is an excellent fit for big data processing because it can scale quickly and cheaply to thousands of parallel functions. Existing serverless platforms isolate functions in ephemeral, stateless containers, preventing them from directly sharing memory. This forces users to duplicate and serialise data repeatedly, adding unnecessary performance and resource costs. We believe that a new lightweight isolation approach is needed, which supports sharing memory directly between functions and reduces resource overheads. We introduce Faaslets, a new isolation abstraction for high-performance serverless computing. Faaslets isolate the memory of executed functions using software-fault isolation (SFI), as provided by WebAssembly, while allowing memory regions to be shared between functions in the same address space. Faaslets can thus avoid expensive data movement when functions are co-located on the same machine. Our runtime for Faaslets, FAASM, isolates other resources, e.g. CPU and network, using standard Linux cgroups, and provides a low-level POSIX host interface for networking, file system access and dynamic loading. To reduce initialisation times, FAASM restores Faaslets from already-initialised snapshots. We compare FAASM to a standard container-based platform and show that, when training a machine learning model, it achieves a 2× speed-up with 10× less memory; for serving machine learning inference, FAASM doubles the throughput and reduces tail latency by 90%. Copyright © Proc. of the 2020 USENIX Annual Technical Conference, ATC 2020. All rights reserved.</text:p>
          </table:table-cell>
          <table:table-cell office:value-type="string" table:style-name="ce1">
            <text:p>Shillaker S., Pietzuch P.</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FedLess: Secure and Scalable Federated Learning Using Serverless Computing</text:p>
          </table:table-cell>
          <table:table-cell office:value-type="string" table:style-name="ce1">
            <text:p>The traditional cloud-centric approach for Deep Learning (DL) requires training data to be collected and processed at a central server which is often challenging in privacy-sensitive domains like healthcare. Towards this, a new learning paradigm called Federated Learning (FL) has been proposed that brings the potential of DL to these domains while addressing privacy and data ownership issues. FL enables clients to learn a shared ML model while keeping the data local. However, conventional FL systems face challenges such as scalability, complex infrastructure management, and wasted compute and incurred costs due to idle clients. These challenges of FL systems closely align with the core problems that serverless computing and Function-as-a-Service (FaaS) platforms aim to solve. These include rapid scalability, no infrastructure management, automatic scaling to zero for idle clients, and a pay-per-use billing model. To this end, we present a novel system and framework for serverless FL, called FedLess. Our system supports multiple commercial and self-hosted FaaS providers and can be deployed in the cloud, on-premise in institutional data centers, and on edge devices. To the best of our knowledge, we are the first to enable FL across a large fabric of heterogeneous FaaS providers while providing important features like security and Differential Privacy. We demonstrate with comprehensive experiments that the successful training of DNNs for different tasks across up to 200 client functions and more is easily possible using our system. Furthermore, we demonstrate the practical viability of our methodology by comparing it against a traditional FL system and show that it can be cheaper and more resource-efficient. © 2021 IEEE.</text:p>
          </table:table-cell>
          <table:table-cell office:value-type="string" table:style-name="ce1">
            <text:p>Grafberger A., Chadha M., Jindal A., Gu J., Gerndt M.</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Gillis: Serving large neural networks in serverless functions with automatic model partitioning</text:p>
          </table:table-cell>
          <table:table-cell office:value-type="string" table:style-name="ce1">
            <text:p>The increased use of deep neural networks has stimulated the growing demand for cloud-based model serving platforms. Serverless computing offers a simplified solution: users deploy models as serverless functions and let the platform handle provisioning and scaling. However, serverless functions have constrained resources in CPU and memory, making them inefficient or infeasible to serve large neural networks-which have become increasingly popular. In this paper, we present Gillis, a serverless-based model serving system that automatically partitions a large model across multiple serverless functions for faster inference and reduced memory footprint per function. Gillis employs two novel model partitioning algorithms that respectively achieve latency-optimal serving and cost-optimal serving with SLO compliance. We have implemented Gillis on three serverless platforms-AWS Lambda, Google Cloud Functions, and KNIX-with MXNet as the serving backend. Experimental evaluations against popular models show that Gillis supports serving very large neural networks, reduces the inference latency substantially, and meets various SLOs with a low serving cost. © 2021 IEEE.</text:p>
          </table:table-cell>
          <table:table-cell office:value-type="string" table:style-name="ce1">
            <text:p>Yu M., Jiang Z., Ng H.C., Wang W., Chen R., Li B.</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High performance serverless architecture for deep learning workflows</text:p>
          </table:table-cell>
          <table:table-cell office:value-type="string" table:style-name="ce1">
            <text:p>Serverless architecture is a rapidly growing paradigm for deploying deep learning applications performing ephemeral computing and serving bursty workloads. Serverless architecture promises automatic scaling and cost efficiency for inferencing deep learning models while minimizing the operational logic. However, serverless computing is stateless with constraints on local resources. Hence, deploying complex deep learning applications containing large size models, frameworks, and libraries is a challenge.In this work, we discuss a methodology and architecture for migrating deep vision algorithms and model based applications to a serverless computing platform. We have tested our methodology using AWS infrastructure (AWS Lambda, Provisioned Concurrency, VPC endpoint, S3 and EFS) to mitigate the challenges in deploying composition of APIs containing large deep learning models and frameworks. We evaluate the performance and cost of our architecture for a real-life enterprise application used for document processing. © 2021 IEEE.</text:p>
          </table:table-cell>
          <table:table-cell office:value-type="string" table:style-name="ce1">
            <text:p>Chahal D., Ramesh M., Ojha R., Singhal R.</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Implementation of unsupervised k-means clustering algorithm within amazon web services lambda</text:p>
          </table:table-cell>
          <table:table-cell office:value-type="string" table:style-name="ce1">
            <text:p>This work demonstrates how an unsupervised learning algorithm based on k-Means Clustering with Kaufman Initialization may be implemented effectively as an Amazon Web Services Lambda Function, within their serverless cloud computing service. It emphasizes the need to employ a lean and modular design philosophy, transfer data efficiently between Lambda and DynamoDB, as well as employ Lambda Functions within mobile applications seamlessly and with negligible latency. This work presents a novel application of serverless cloud computing and provides specific examples that will allow readers to develop similar algorithms. The author provides compares the computation speed and cost of machine learning implementations on traditional PC and mobile hardware (running locally) as well as implementations that employ Lambda. © 2018 IEEE.</text:p>
          </table:table-cell>
          <table:table-cell office:value-type="string" table:style-name="ce1">
            <text:p>Deese A.</text:p>
          </table:table-cell>
          <table:table-cell office:value-type="float" office:value="2018" table:style-name="ce1">
            <text:p>2018</text:p>
          </table:table-cell>
          <table:table-cell table:number-columns-repeated="16379"/>
        </table:table-row>
        <table:table-row table:style-name="ro1">
          <table:table-cell office:value-type="string" table:style-name="ce3">
            <text:p>ACCEPTED</text:p>
          </table:table-cell>
          <table:table-cell office:value-type="string" table:style-name="ce1">
            <text:p>Implications of Public Cloud Resource Heterogeneity for Inference Serving</text:p>
          </table:table-cell>
          <table:table-cell office:value-type="string" table:style-name="ce1">
            <text:p>We are witnessing an increasing trend towards using Machine Learning (ML) based prediction systems, spanning across different application domains, including product recommendation systems, personal assistant devices, facial recognition, etc. These applications typically have diverse requirements in terms of accuracy and response latency, that can be satisfied by a myriad of ML models. However, the deployment cost of prediction serving primarily depends on the type of resources being procured, which by themselves are heterogeneous in terms of provisioning latencies and billing complexity. Thus, it is strenuous for an inference serving system to choose from this confounding array of resource types and model types to provide low-latency and cost-effective inferences. In this work we quantitatively characterize the cost, accuracy and latency implications of hosting ML inferences on different public cloud resource offerings. Our evaluation shows that, prior work does not solve the problem from both dimensions of model and resource heterogeneity. Hence, to holistically address this problem, we need to solve the issues that arise from combining both model and resource heterogeneity towards optimizing for application constraints. Towards this, we discuss the design implications of a self-managed inference serving system, which can optimize for application requirements based on public cloud resource characteristics. © 2020 ACM.</text:p>
          </table:table-cell>
          <table:table-cell office:value-type="string" table:style-name="ce1">
            <text:p>Gunasekaran J.R., Mishra C.S., Thinakaran P., Kandemir M.T., Das C.R.</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Leveraging the serverless paradigm for realizing machine learning pipelines across the edge-cloud continuum</text:p>
          </table:table-cell>
          <table:table-cell office:value-type="string" table:style-name="ce1">
            <text:p>The exceedingly exponential-growing data rate highlighted numerous requirements and several approaches have been released to maximize the added-value of cloud and edge resources. Whereas data scientists utilize algorithmic models in order to transform datasets and extract actionable knowledge, a key challenge is oriented towards abstracting the underline layers: the ones enabling the management of infrastructure resources and the ones responsible to provide frameworks and components as services. In this sense, the serverless approach features as the novel paradigm of new cloud-related technology, enabling the agile implementation of applications and services. The concept of Function as a Service (FaaS) is introduced as a revolutionary model that offers the means to exploit serverless offerings. Developers have the potential to design their applications with the necessary scalability in the form of nanoservices without addressing themselves the way the infrastructure resources should be deployed and managed. By abstracting away the underlying hardware allocations, the data scientist concentrates on the business logic and critical problems of Machine Learning (ML) algorithms. This paper introduces an approach to realize the provision of ML Functions as a Service (i.e., ML-FaaS), by exploiting the Apache OpenWhisk event-driven, distributed serverless platform. The presented approach tackles also composite services that consist of single ones i.e., workflows of ML tasks including processes such as aggregation, cleaning, feature extraction, and analytics; thus, reflecting the complete data path. We also illustrate the operation of the approach mentioned above and assess its performance and effectiveness exploiting a holistic, end-toend anti-fraud detection machine learning pipeline. © 2021 IEEE.</text:p>
          </table:table-cell>
          <table:table-cell office:value-type="string" table:style-name="ce1">
            <text:p>Paraskevoulakou E., Kyriazis D.</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Mark: Exploiting cloud services for cost-effective, slo-aware machine learning inference serving</text:p>
          </table:table-cell>
          <table:table-cell office:value-type="string" table:style-name="ce1">
            <text:p>The advances of Machine Learning (ML) have sparked a growing demand of ML-as-a-Service: developers train ML models and publish them in the cloud as online services to provide low-latency inference at scale. The key challenge of ML model serving is to meet the response-time Service-Level Objectives (SLOs) of inference workloads while minimizing the serving cost. In this paper, we tackle the dual challenge of SLO compliance and cost effectiveness with MArk (Model Ark), a general-purpose inference serving system built in Amazon Web Services (AWS). MArk employs three design choices tailor-made for inference workload. First, MArk dynamically batches requests and opportunistically serves them using expensive hardware accelerators (e.g., GPU) for improved performance-cost ratio. Second, instead of relying on feedback control scaling or over-provisioning to serve dynamic workload, which can be too slow or too expensive for inference serving, MArk employs predictive autoscaling to hide the provisioning latency at low cost. Third, given the stateless nature of inference serving, MArk exploits the flexible, yet costly serverless instances to cover the occasional load spikes that are hard to predict. We evaluated the performance of MArk using several state-of-the-art ML models trained in popular frameworks including TensorFlow, MXNet, and Keras. Compared with the premier industrial ML serving platform SageMaker, MArk reduces the serving cost up to 7.8× while achieving even better latency performance. © Proceedings of the 2019 USENIX Annual Technical Conference, USENIX ATC 2019. All rights reserved.</text:p>
          </table:table-cell>
          <table:table-cell office:value-type="string" table:style-name="ce1">
            <text:p>Zhang C., Yu M., Wang W., Yan F.</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Migrating Large Deep Learning Models to Serverless Architecture</text:p>
          </table:table-cell>
          <table:table-cell office:value-type="string" table:style-name="ce1">
            <text:p>Serverless computing platform is emerging as a solution for event-driven artificial intelligence applications. Function-as-a-Service (FaaS) using serverless computing paradigm provides high performance and low cost solutions for deploying such applications on cloud while minimizing the operational logic. Using FaaS for efficient deployment of complex applications, such as natural language processing (NLP) and image processing, containing large deep learning models will be an advantage. However, constrained resources and stateless nature of FaaS offers numerous challenges while deploying such applications. In this work, we discuss the methodological suggestions and their implementation for deploying pre-trained large size machine learning and deep learning models on FaaS. We also evaluate the performance and deployment cost of an enterprise application, consisting of suite of deep vision preprocessing algorithms and models, on VM and FaaS platform. Our evaluation shows that migration from monolithic to FaaS platform significantly improves the performance of the application at a reduced cost. © 2020 IEEE.</text:p>
          </table:table-cell>
          <table:table-cell office:value-type="string" table:style-name="ce1">
            <text:p>Chahal D., Ojha R., Ramesh M., Singhal R.</text:p>
          </table:table-cell>
          <table:table-cell office:value-type="float" office:value="2020" table:style-name="ce1">
            <text:p>2020</text:p>
          </table:table-cell>
          <table:table-cell table:number-columns-repeated="16379"/>
        </table:table-row>
        <table:table-row table:style-name="ro1">
          <table:table-cell office:value-type="string" table:style-name="ce3">
            <text:p>REJECTED</text:p>
          </table:table-cell>
          <table:table-cell office:value-type="string" table:style-name="ce1">
            <text:p>OFC: An opportunistic caching system for FaaS platforms</text:p>
          </table:table-cell>
          <table:table-cell office:value-type="string" table:style-name="ce1">
            <text:p>Cloud applications based on the "Functions as a Service"(FaaS) paradigm have become very popular. Yet, due to their stateless nature, they must frequently interact with an external data store, which limits their performance. To mitigate this issue, we introduce OFC, a transparent, vertically and horizontally elastic in-memory caching system for FaaS platforms, distributed over the worker nodes. OFC provides these benefits cost-effectively by exploiting two common sources of resource waste: (i) most cloud tenants overprovision the memory resources reserved for their functions because their footprint is non-trivially input-dependent and (ii) FaaS providers keep function sandboxes alive for several minutes to avoid cold starts. Using machine learning models adjusted for typical function input data categories (e.g., multimedia formats), OFC estimates the actual memory resources required by each function invocation and hoards the remaining capacity to feed the cache. We build our OFC prototype based on enhancements to the OpenWhisk FaaS platform, the Swift persistent object store, and the RAM-Cloud in-memory store. Using a diverse set of workloads, we show that OFC improves by up to 82 % and 60 % respectively the execution time of single-stage and pipelined functions. © 2021 ACM.</text:p>
          </table:table-cell>
          <table:table-cell office:value-type="string" table:style-name="ce1">
            <text:p>Mvondo D., Bacou M., Nguetchouang K., Ngale L., Pouget S., Kouam J., Lachaize R., Hwang J., Wood T., Hagimont D., De Palma N., Batchakui B., Tchana A.</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On the FaaS track: Building stateful distributed applications with serverless architectures</text:p>
          </table:table-cell>
          <table:table-cell office:value-type="string" table:style-name="ce1">
            <text:p>Serverless computing is an emerging paradigm that greatly simplifies the usage of cloud resources and suits well to many tasks. Most notably, Function-as-a-Service (FaaS) enables programmers to develop cloud applications as individual functions that can run and scale independently. Yet, due to the disaggregation of storage and compute resources in FaaS, applications that require fine-grained support for mutable state and synchronization, such as machine learning and scientific computing, are hard to build. In this work, we present Crucial, a system to program highly-concurrent stateful applications with serverless architectures. Its programming model keeps the simplicity of FaaS and allows to port effortlessly multi-threaded algorithms to this new environment. Crucial is built upon the key insight that FaaS resembles to concurrent programming at the scale of a data center. As a consequence, a distributed shared memory layer is the right answer to the need for fine-grained state management and coordination in serverless. We validate our system with the help of micro-benchmarks and various applications. In particular, we implement two common machine learning algorithms: k-means clustering and logistic regression. For both cases, Crucial obtains superior or comparable performance to an equivalent Spark cluster. © 2019 Association for Computing Machinery.</text:p>
          </table:table-cell>
          <table:table-cell office:value-type="string" table:style-name="ce1">
            <text:p>Barcelona-Pons D., Sánchez-Artigas M., París G., Sutra P., García-López P.</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Performance and cost comparison of cloud services for deep learning workload</text:p>
          </table:table-cell>
          <table:table-cell office:value-type="string" table:style-name="ce1">
            <text:p>Many organizations are migrating their on-premise artificial intelligence workloads to the cloud due to availability of cost-effective and highly scalable infrastructure, software and platform services. To ease the process of migration, many cloud vendors provide services, frameworks and tools that can be used for deployment of applications on cloud infrastructure. Finding the most appropriate service and infrastructure for a given application that results in a desired performance at minimal cost, is a challenge. In this work, we present a methodology to migrate a deep learning model based recommender system to ML platform and serverless architecture. Furthermore, we show our experimental evaluation of AWS ML platform called SageMaker and the serverless platform service known as Lambda. In our study, we also discuss performance and cost trade-off while using cloud infrastructure. © 2021 Association for Computing Machinery.</text:p>
          </table:table-cell>
          <table:table-cell office:value-type="string" table:style-name="ce1">
            <text:p>Chahal D., Mishra M., Palepu S., Singhal R.</text:p>
          </table:table-cell>
          <table:table-cell office:value-type="float" office:value="2021" table:style-name="ce1">
            <text:p>2021</text:p>
          </table:table-cell>
          <table:table-cell table:number-columns-repeated="16379"/>
        </table:table-row>
        <table:table-row table:style-name="ro1">
          <table:table-cell office:value-type="string" table:style-name="ce3">
            <text:p>REJECTED</text:p>
          </table:table-cell>
          <table:table-cell office:value-type="string" table:style-name="ce1">
            <text:p>Performance Characterization and Modeling of Serverless and HPC Streaming Applications</text:p>
          </table:table-cell>
          <table:table-cell office:value-type="string" table:style-name="ce1">
            <text:p>Industrial and scientific streaming applications require support for different types of processing and the management of heterogeneous infrastructure over a dynamic range of scales: from the edge to the cloud and HPC, and intermediate resources. Serverless is an emerging service that combines high-level middleware services, such as distributed execution engines for managing tasks, with low-level infrastructure. It offers the potential of usability and scalability but adds to the complexity of managing heterogeneous and dynamic resources. In response, we extend Pilot-Streaming to support serverless platforms. Pilot-Streaming provides a unified abstraction for resource management for HPC, cloud, and serverless, and allocates resource containers independent of the application workload removing the need to write resource-specific code. Understanding the performance and scaling characteristics of streaming applications and infrastructure presents another challenge. StreamInsight provides insight into the performance of streaming applications and infrastructure, their selection, configuration, and scaling behavior. Underlying StreamInsight is the universal scalability law, which permits the accurate quantification of scalability properties of streaming applications. Using experiments on HPC and AWS Lambda, we demonstrate that StreamInsight provides an accurate model for a variety of application characteristics, e. g., machine learning model sizes and resource configurations. © 2019 IEEE.</text:p>
          </table:table-cell>
          <table:table-cell office:value-type="string" table:style-name="ce1">
            <text:p>Luckow A., Jha S.</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Prognostics by classifying degradation stage on lambda architecture</text:p>
          </table:table-cell>
          <table:table-cell office:value-type="string" table:style-name="ce1">
            <text:p>To enhance the reliability and availability of an asset in its life, predicting the remaining useful life of an asset is strongly encouraged by assessing the extent of deviation or degradation of the asset's monitored parameters from its expected normal operating conditions. Although intelligent fault prognostic techniques such as machine learning and artificial neural networks have been applied in modern industries, application in actual industrial conditions requires that the forecasting process is revealed and more descriptive. To investigate the issue and increase the accuracy, this paper proposes an additional technique that can be further applied to any recent intelligent prognostic methods. The proposed method consists of two steps. First, the entire training set is divided into several degradation stages before regression using a heuristic approach and then the regression results are synthesized for each stage. The proposed method will increase the monotonicity of the predictive parameters, thus helping improve the predictive model's accuracy. To demonstrate the hypothesis, real condition monitoring data of high-pressure LNG pump and acceleration experimental data of a rotating machine is used for an experiment. Moreover, a system in which the proposed method can be appropriately executed is introduced with Lambda architecture. Finally, by demonstrating that the proposed method is capable of parallel computing, it is proven suitable for use in the proposed large-scale distributed processing system. © 2020 IEEE.</text:p>
          </table:table-cell>
          <table:table-cell office:value-type="string" table:style-name="ce1">
            <text:p>Choi J., Lee J., Cho W.J.</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Refactoring of Neural Network Models for Hyperparameter Optimization in Serverless Cloud</text:p>
          </table:table-cell>
          <table:table-cell office:value-type="string" table:style-name="ce1">
            <text:p>Machine Learning and Neural Networks in particular have become hot topics in Computer Science. The recent 2019 Turing award to the forefathers of Deep Learning and AI - Yoshua Bengio, Geoffrey Hinton, and Yann LeCun proves the importance of the technology and its effect on science and industry. However, we have realized that even nowadays, the state of the art methods require several manual steps for neural network hyperparameter optimization. Our approach automates the model tuning by refactoring the original Python code using open-source libraries for processing. We were able to identify hyperparameters by parsing the original source and analyzing it. Given these parameters, we refactor the model, add the state of the art optimization library calls, and run the updated code in the Serverless Cloud. Our approach has proven to eliminate manual steps for an arbitrary TensorFlow and Keras tuning. We have created a tool called OptPar which automatically refactors an arbitrary Deep Neural Network optimizing its hyperparameters. Such a transformation can save hours of time for Data Scientists, giving them an opportunity to concentrate on designing their Machine Learning algorithms. © 2020 ACM.</text:p>
          </table:table-cell>
          <table:table-cell office:value-type="string" table:style-name="ce1">
            <text:p>Kaplunovich A., Yesha Y.</text:p>
          </table:table-cell>
          <table:table-cell office:value-type="float" office:value="2020" table:style-name="ce1">
            <text:p>2020</text:p>
          </table:table-cell>
          <table:table-cell table:number-columns-repeated="16379"/>
        </table:table-row>
        <table:table-row table:style-name="ro1">
          <table:table-cell office:value-type="string" table:style-name="ce4">
            <text:p>REJECTED</text:p>
          </table:table-cell>
          <table:table-cell office:value-type="string" table:style-name="ce1">
            <text:p>Reinforcement learning-assisted autoscaling mechanisms for serverless computing platforms</text:p>
          </table:table-cell>
          <table:table-cell office:value-type="string" table:style-name="ce1">
            <text:p>Serverless computing is emerging as a cloud computing paradigm that provisions computing resources on demand, while billing is taking place based on the exact usage of the cloud resources. The responsibility for infrastructure management is undertaken by cloud providers, enabling developers to focus on the development of the business logic of their applications. For managing scalability, various autoscaling mechanisms have been proposed that try to optimize the provisioning of resources based on the posed workload. These mechanisms are configured and managed by the cloud provider, imposing non negligible administration overhead. A set of challenges are identified for introducing automation and optimizing the provisioning of resources, while in parallel respecting the agreed Service Level Agreement between cloud and application providers. To address these challenges, we have developed autoscaling mechanisms for serverless applications that are powered by Reinforcement Learning (RL) techniques. A set of RL environments and agents have been implemented (based on Q-learning, DynaQ+ and Deep Q-learning algorithms) for driving autoscaling mechanisms, able to autonomously manage dynamic workloads with Quality of Service (QoS) guarantees, while opting for efficient usage of resources. The produced environments and agents are evaluated in real and simulated environments, taking advantage of the Kubeless open-source serverless platform. The evaluation results validate the suitability of the proposed mechanisms to efficiently tackle scalability management for serverless applications. © 2022 Elsevier B.V.</text:p>
          </table:table-cell>
          <table:table-cell office:value-type="string" table:style-name="ce1">
            <text:p>Zafeiropoulos A., Fotopoulou E., Filinis N., Papavassiliou S.</text:p>
          </table:table-cell>
          <table:table-cell office:value-type="float" office:value="2022" table:style-name="ce1">
            <text:p>2022</text:p>
          </table:table-cell>
          <table:table-cell table:number-columns-repeated="16379"/>
        </table:table-row>
        <table:table-row table:style-name="ro1">
          <table:table-cell office:value-type="string" table:style-name="ce3">
            <text:p>ACCEPTED</text:p>
          </table:table-cell>
          <table:table-cell office:value-type="string" table:style-name="ce1">
            <text:p>Seneca: Fast and low cost hyperparameter search for machine learning models</text:p>
          </table:table-cell>
          <table:table-cell office:value-type="string" table:style-name="ce1">
            <text:p>The goal of our work is to simplify and expedite the construction and evaluation of machine learning models using autoscaled cloud computing resources. To enable this, we develop an open source system called Seneca, which leverages the serverless programming model and its implementation in Amazon Web Services (AWS) Lambda. Seneca takes a machine learning application, dataset, and a list of possible hyperparameter options as input and automatically constructs an AWS Lambda function. The function ingresses and splits the input dataset into training and testing subsets and constructs, tests, and evaluates (i.e. scores) a machine learning model for a given set of hyperparameter values. Seneca concurrently invokes functions for all combinations of the hyperparameters specified. It then returns the configuration (or model) that results in the best score to the user. In this paper, we overview the design and implementation of Seneca, and empirically evaluate its performance for a popular classification application. © 2019 IEEE.</text:p>
          </table:table-cell>
          <table:table-cell office:value-type="string" table:style-name="ce1">
            <text:p>Zhang M., Krintz C., Mock M., Wolski R.</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Serverless Computing Approach for Deploying Machine Learning Applications in Edge Layer</text:p>
          </table:table-cell>
          <table:table-cell office:value-type="string" table:style-name="ce1">
            <text:p>Serverless computing-a stateless cloud computing model, is an emerging solution that has shown significant benefits to efficiency and cost for event-driven applications in the cloud environment, including artificial intelligence (AI), machine learning applications. With serverless computing, the machine learning system's complexity is minimized, flexible and straightforward in management. However, operating and managing serverless machine learning services on clouds faces many limitations such as latency and data privacy. Local distributed edge computing nodes which are closed to users can address these challenges of cloud-serverless AI applications. Based on this motivation, in this paper, we propose an architecture for deploying machine learning workload as serverless functions in the edge environment. We illustrate our proposed approach and evaluate its performance and effectiveness by exploiting a holistic end-to-end image classifier, a famous machine learning use case in the MNIST dataset. Our proof of concept provides comprehensive assessments that prove its effectiveness in latency reduction and distributed machine learning deployment. © 2022 IEEE.</text:p>
          </table:table-cell>
          <table:table-cell office:value-type="string" table:style-name="ce1">
            <text:p>Bac T.P., Tran M.N., Kim Y.</text:p>
          </table:table-cell>
          <table:table-cell office:value-type="float" office:value="2022" table:style-name="ce1">
            <text:p>2022</text:p>
          </table:table-cell>
          <table:table-cell table:number-columns-repeated="16379"/>
        </table:table-row>
        <table:table-row table:style-name="ro1">
          <table:table-cell office:value-type="string" table:style-name="ce3">
            <text:p>ACCEPTED</text:p>
          </table:table-cell>
          <table:table-cell office:value-type="string" table:style-name="ce1">
            <text:p>Serving deep learning models in a serverless platform</text:p>
          </table:table-cell>
          <table:table-cell office:value-type="string" table:style-name="ce1">
            <text:p>Serverless computing has emerged as a compelling paradigm for the development and deployment of a wide range of event based cloud applications. At the same time, cloud providers and enterprise companies are heavily adopting machine learning and Artificial Intelligence to either differentiate themselves, or provide their customers with value added services. In this work we evaluate the suitability of a serverless computing environment for the inferencing of large neural network models. Our experimental evaluations are executed on the AWS Lambda environment using the MxNet deep learning framework. Our experimental results show that while the inferencing latency can be within an acceptable range, longer delays due to cold starts can skew the latency distribution and hence risk violating more stringent SLAs. © 2018 IEEE.</text:p>
          </table:table-cell>
          <table:table-cell office:value-type="string" table:style-name="ce1">
            <text:p>Ishakian V., Muthusamy V., Slominski A.</text:p>
          </table:table-cell>
          <table:table-cell office:value-type="float" office:value="2018" table:style-name="ce1">
            <text:p>2018</text:p>
          </table:table-cell>
          <table:table-cell table:number-columns-repeated="16379"/>
        </table:table-row>
        <table:table-row table:style-name="ro1">
          <table:table-cell office:value-type="string" table:style-name="ce3">
            <text:p>ACCEPTED</text:p>
          </table:table-cell>
          <table:table-cell office:value-type="string" table:style-name="ce1">
            <text:p>Serving machine learning workloads in resource constrained environments: A serverless deployment example</text:p>
          </table:table-cell>
          <table:table-cell office:value-type="string" table:style-name="ce1">
            <text:p>Deployed AI platforms typically ship with bulky system architectures which present bottlenecks and a high risk of failure. A serverless deployment can mitigate these factors and provide a cost-effective, automatically scalable (up or down) and elastic real-time on-demand AI solution. However, deploying high complexity production workloads into serverless environments is far from trivial, e.g., due to factors such as minimal allowance for physical codebase size, low amount of runtime memory, lack of GPU support and a maximum runtime before termination via timeout. In this paper we propose a set of optimization techniques and show how these transform a codebase which was previously incompatible with a serverless deployment into one that can be successfully deployed in a serverless environment; without compromising capability or performance. The techniques are illustrated via worked examples that have been deployed live on rail data and realtime predictions on train movements on the UK rail network. The similarities of a serverless environment to other resource constrained environments (IoT, Mobile) means the techniques can be applied to a range of use cases. © 2019 IEEE.</text:p>
          </table:table-cell>
          <table:table-cell office:value-type="string" table:style-name="ce1">
            <text:p>Christidis A., Davies R., Moschoyiannis S.</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SLA-Aware Workload Scheduling Using Hybrid Cloud Services</text:p>
          </table:table-cell>
          <table:table-cell office:value-type="string" table:style-name="ce1">
            <text:p>Cloud services have an auto-scaling feature for load balancing to meet the performance requirements of an application. Existing auto-scaling techniques are based on upscaling and downscaling cloud resources to distribute the dynamically varying workloads. However, bursty workloads pose many challenges for auto-scaling and sometimes result in Service Level Agreement (SLA) violations. Furthermore, over-provisioning or under-provisioning cloud resources to address dynamically evolving workloads results in performance degradation and cost escalation. In this work, we present a workload characterization based approach for scheduling the bursty workload on a highly scalable serverless architecture in conjunction with a machine learning (ML) platform. We present the use of Amazon Web Services (AWS) ML platform SageMaker and serverless computing platform Lambda for load balancing the inference workload to avoid SLA violations. We evaluate our approach using a recommender system that is based on a deep learning model for inference. © 2020 ACM.</text:p>
          </table:table-cell>
          <table:table-cell office:value-type="string" table:style-name="ce1">
            <text:p>Chahal D., Palepu S., Mishra M., Singhal R.</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STOIC: Serverless Teleoperable Hybrid Cloud for Machine Learning Applications on Edge Device</text:p>
          </table:table-cell>
          <table:table-cell office:value-type="string" table:style-name="ce1">
            <text:p>Serverless computing is a promising new event-driven programming model that was designed by cloud vendors to expedite the development and deployment of scalable web services on cloud computing systems. Using the model, developers write applications that consist of simple, independent, stateless functions that the cloud invokes on-demand (i.e. elastically), in response to system-wide events (data arrival, messages, web requests, etc.). In this work, we present STOIC (Serverless TeleOperable HybrId Cloud), an application scheduling and deployment system that extends the serverless model in two ways. First, it uses the model in a distributed setting and schedules application functions across multiple cloud systems. Second, STOIC supports serverless function execution using hardware acceleration (e.g. GPU resources) when available from the underlying cloud system. We overview the design and implementation of STOIC and empirically evaluate it using real-world machine learning applications and multi-tier (e.g. edge-cloud) deployments. We find that STOIC's combined use of edge and cloud resources is able to outperform using either cloud in isolation for the applications and datasets that we consider. © 2020 IEEE.</text:p>
          </table:table-cell>
          <table:table-cell office:value-type="string" table:style-name="ce1">
            <text:p>Zhang M., Krintz C., Wolski R.</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Stratum: A serverless framework for the lifecycle management of machine learning-based data analytics tasks</text:p>
          </table:table-cell>
          <table:table-cell office:value-type="string" table:style-name="ce1">
            <text:p>With the proliferation of machine learning (ML) libraries and frameworks, and the programming languages that they use, along with operations of data loading, transformation, preparation and mining, ML model development is becoming a daunting task. Furthermore, with a plethora of cloud-based ML model development platforms, heterogeneity in hardware, increased focus on exploiting edge computing resources for low-latency prediction serving and often a lack of a complete understanding of resources required to execute ML workflows efficiently, ML model deployment demands expertise for managing the lifecycle of ML workflows efficiently and with minimal cost. To address these challenges, we propose an end-to-end data analytics, a serverless platform called Stratum. Stratum can deploy, schedule and dynamically manage data ingestion tools, live streaming apps, batch analytics tools, ML-as-a-service (for inference jobs), and visualization tools across the cloud-fog-edge spectrum. This paper describes the Stratum architecture highlighting the problems it resolves.</text:p>
          </table:table-cell>
          <table:table-cell office:value-type="string" table:style-name="ce1">
            <text:p>Bhattacharjee A., Barve Y., Khare S., Bao S., Gokhale A., Damiano T.</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Toward Sustainable Serverless Computing</text:p>
          </table:table-cell>
          <table:table-cell office:value-type="string" table:style-name="ce1">
            <text:p>Although serverless computing generally involves executing short-lived functions, the increasing migration to this computing paradigm requires careful consideration of energy and power requirements. serverless computing is also viewed as an economically-driven computational approach, often influenced by the cost of computation, as users are charged for per-subsecond use of computational resources rather than the coarse-grained charging that is common with virtual machines and containers. To ensure that the startup times of serverless functions do not discourage their use, resource providers need to keep these functions hot, often by passing in synthetic data. We describe the real power consumption characteristics of serverless, based on execution traces reported in the literature, and describe potential strategies (some adopted from existing VM and container-based approaches) that can be used to reduce the energy overheads of serverless execution. Our analysis is, purposefully, biased toward the use of machine learning workloads because: (1) workloads are increasingly being used widely across different applications; (2) functions that implement machine learning algorithms can range in complexity from long-running (deep learning) versus short-running (inference only), enabling us to consider serverless across a variety of possible execution behaviors. The general findings are easily translatable to other domains. © 1997-2012 IEEE.</text:p>
          </table:table-cell>
          <table:table-cell office:value-type="string" table:style-name="ce1">
            <text:p>Patros P., Spillner J., Papadopoulos A.V., Varghese B., Rana O., Dustdar S.</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Towards Demystifying Serverless Machine Learning Training</text:p>
          </table:table-cell>
          <table:table-cell office:value-type="string" table:style-name="ce1">
            <text:p>The appeal of serverless (FaaS) has triggered a growing interest on how to use it in data-intensive applications such as ETL, query processing, or machine learning (ML). Several systems exist for training large-scale ML models on top of serverless infrastructures (e.g., AWS Lambda) but with inconclusive results in terms of their performance and relative advantage over "serverful"infrastructures (IaaS). In this paper we present a systematic, comparative study of distributed ML training over FaaS and IaaS. We present a design space covering design choices such as optimization algorithms and synchronization protocols, and implement a platform, LambdaML, that enables a fair comparison between FaaS and IaaS. We present experimental results using LambdaML, and further develop an analytic model to capture cost/performance tradeoffs that must be considered when opting for a serverless infrastructure. Our results indicate that ML training pays off in serverless only for models with efficient (i.e., reduced) communication and that quickly converge. In general, FaaS can be much faster but it is never significantly cheaper than IaaS. © 2021 ACM.</text:p>
          </table:table-cell>
          <table:table-cell office:value-type="string" table:style-name="ce1">
            <text:p>Jiang J., Gan S., Liu Y., Wang F., Alonso G., Klimovic A., Singla A., Wu W., Zhang C.</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Towards Federated Learning using FaaS Fabric</text:p>
          </table:table-cell>
          <table:table-cell office:value-type="string" table:style-name="ce1">
            <text:p>Federated learning (FL) enables resource-constrained edge devices to learn a shared Machine Learning (ML) or Deep Neural Network (DNN) model, while keeping the training data local and providing privacy, security, and economic benefits. However, building a shared model for heterogeneous devices such as resource-constrained edge and cloud makes the efficient management of FL-clients challenging. Furthermore, with the rapid growth of FL-clients, the scaling of FL training process is also difficult. In this paper, we propose a possible solution to these challenges: federated learning over a combination of connected Function-as-a-Service platforms, i.e., FaaS fabric offering a seamless way of extending FL to heterogeneous devices. Towards this, we present FedKeeper, a tool for efficiently managing FL over FaaS fabric. We demonstrate the functionality of FedKeeper by using three FaaS platforms through an image classification task with a varying number of devices/clients, different stochastic optimizers, and local computations (local epochs). © 2020 ACM.</text:p>
          </table:table-cell>
          <table:table-cell office:value-type="string" table:style-name="ce1">
            <text:p>Chadha M., Jindal A., Gerndt M.</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Towards situational awareness with multimodal streaming data fusion: Serverless computing approach</text:p>
          </table:table-cell>
          <table:table-cell office:value-type="string" table:style-name="ce1">
            <text:p>The availability of large quantities of data has given an impulse for methods and techniques to extract unseen useful knowledge and process it in a fast and scalable manner. In order to extract the most complete possible knowledge from the continuous data stream, it is necessary to use the heterogeneous data sources and process information from multiple modalities. The systems that utilize multimodal data must take advantage of the up-To-date approaches for data storage, usage, cleaning and storage. Neural networks and machine learning approaches are widely used for data-heavy software where pattern extractions and predictions need to be conducted while serverless computing frameworks are being increasingly used for machine learning solutions to optimize cost and speed of such systems. This work presents a framework for processing data from multimodal sources where the task of feature and pattern extraction is performed on a serverless computing platform. The use cases for public safety solutions to increase situational awareness are described and compared with other implementation approaches. © 2021 Owner/Author.</text:p>
          </table:table-cell>
          <table:table-cell office:value-type="string" table:style-name="ce1">
            <text:p>Nesen A., Bhargava B.</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TrIMS: Transparent and isolated model sharing for low latency deep learning inference in function-as-a-service</text:p>
          </table:table-cell>
          <table:table-cell office:value-type="string" table:style-name="ce1">
            <text:p>Deep neural networks (DNNs) have become core computation components within low latency Function as a Service (FaaS) prediction pipelines. Cloud computing, as the defacto backbone of modern computing infrastructure, has to be able to handle user-defined FaaS pipelines containing diverse DNN inference workloads while maintaining isolation and latency guarantees with minimal resource waste. The current solution for guaranteeing isolation and latency within FaaS is inefficient. A major cause of the inefficiency is the need to move large amount of data within and across servers. We propose TrIMS as a novel solution to address this issue. TrIMSis a generic memory sharing technique that enables constant data to be shared across processes or containers while still maintaining isolation between users. TrIMS consists of a persistent model store across the GPU, CPU, local storage, and cloud storage hierarchy, an efficient resource management layer that provides isolation, and a succinct set of abstracts, applicationAPIs, and container technologies for easy and transparent integration with FaaS, Deep Learning (DL) frameworks, and user code. We demonstrate our solution by interfacing TrIMS with the Apache MXNet framework and demonstrate up to 24x speedup in latency for image classification models, up to 210x speedup for large models, and up to8×system throughput improvement. © 2019 IEEE.</text:p>
          </table:table-cell>
          <table:table-cell office:value-type="string" table:style-name="ce1">
            <text:p>Dakkak A., Li C., De Gonzalo S.G., Xiong J., Hwu W.-M.</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You Do Not Need a bigger boat: Recommendations at Reasonable Scale in a (Mostly) serverless and open stack</text:p>
          </table:table-cell>
          <table:table-cell office:value-type="string" table:style-name="ce1">
            <text:p>We argue that immature data pipelines are preventing a large portion of industry practitioners from leveraging the latest research on recommender systems. We propose our template data stack for machine learning at "reasonable scale", and show how many challenges are solved by embracing a serverless paradigm. Leveraging our experience, we detail how modern open source tools can provide a pipeline processing terabytes of data with minimal infrastructure work. © 2021 Owner/Author.</text:p>
          </table:table-cell>
          <table:table-cell office:value-type="string" table:style-name="ce1">
            <text:p>Tagliabue J.</text:p>
          </table:table-cell>
          <table:table-cell office:value-type="float" office:value="2021" table:style-name="ce1">
            <text:p>2021</text:p>
          </table:table-cell>
          <table:table-cell table:number-columns-repeated="16379"/>
        </table:table-row>
        <table:table-row table:number-rows-repeated="104853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215</meta:generator>
    <dc:creator>Microsoft Office User</dc:creator>
    <dc:date>2022-03-14T22:33:41Z</dc:date>
    <meta:editing-cycles>6</meta:editing-cycles>
    <meta:editing-duration>PT5761S</meta:editing-duration>
  </office:meta>
</office:document-meta>
</file>